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A00000001E828F200FEB98D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SimSun" svg:font-family="SimSu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0.5311in"/>
          <style:tab-stop style:position="1.0311in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3" style:family="paragraph" style:parent-style-name="Standard">
      <style:paragraph-properties fo:line-height="150%"/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4" style:family="paragraph" style:parent-style-name="Standard">
      <style:paragraph-properties fo:line-height="100%"/>
      <style:text-properties fo:language="none" fo:country="none"/>
    </style:style>
    <style:style style:name="P5" style:family="paragraph" style:parent-style-name="Standard">
      <style:paragraph-properties fo:line-height="150%"/>
      <style:text-properties fo:language="none" fo:country="none"/>
    </style:style>
    <style:style style:name="P6" style:family="paragraph" style:parent-style-name="Standard">
      <style:paragraph-properties fo:line-height="150%"/>
      <style:text-properties fo:color="#3d85c6" style:font-name="Calibri" fo:font-size="12pt" style:font-name-asian="Calibri" style:font-size-asian="12pt" style:font-name-complex="Calibri" style:font-size-complex="12pt"/>
    </style:style>
    <style:style style:name="P7" style:family="paragraph" style:parent-style-name="Standard">
      <style:paragraph-properties fo:margin-left="0.7811in" fo:margin-right="0in" fo:margin-top="0in" fo:margin-bottom="0.139in" loext:contextual-spacing="true" fo:line-height="100%" fo:text-indent="-0.9063in" style:auto-text-indent="false">
        <style:tab-stops>
          <style:tab-stop style:position="6.8752in"/>
        </style:tab-stops>
      </style:paragraph-properties>
      <style:text-properties fo:color="#3d85c6" style:font-name="Calibri" fo:font-size="12pt" style:font-name-asian="Calibri" style:font-size-asian="12pt" style:font-name-complex="Calibri" style:font-size-complex="12pt"/>
    </style:style>
    <style:style style:name="P8" style:family="paragraph" style:parent-style-name="Standard">
      <style:paragraph-properties fo:margin-left="1.1252in" fo:margin-right="0in" fo:line-height="100%" fo:text-indent="-0.7811in" style:auto-text-indent="false"/>
    </style:style>
    <style:style style:name="P9" style:family="paragraph" style:parent-style-name="Standard">
      <style:paragraph-properties fo:margin-left="1.1252in" fo:margin-right="0in" fo:line-height="100%" fo:text-indent="-0.7811in" style:auto-text-indent="false"/>
      <style:text-properties officeooo:paragraph-rsid="0008c9fd"/>
    </style:style>
    <style:style style:name="P10" style:family="paragraph" style:parent-style-name="Standard">
      <style:paragraph-properties fo:margin-left="1.1252in" fo:margin-right="0in" fo:line-height="100%" fo:text-indent="-0.7811in" style:auto-text-indent="false"/>
      <style:text-properties fo:font-weight="normal" officeooo:paragraph-rsid="0008c9fd" style:font-weight-asian="normal" style:font-weight-complex="normal"/>
    </style:style>
    <style:style style:name="P11" style:family="paragraph" style:parent-style-name="Standard">
      <style:paragraph-properties fo:margin-left="0.3437in" fo:margin-right="0in" fo:line-height="100%" fo:text-indent="-0.5311in" style:auto-text-indent="false"/>
    </style:style>
    <style:style style:name="P12" style:family="paragraph" style:parent-style-name="Standard">
      <style:paragraph-properties fo:margin-left="0.1563in" fo:margin-right="0in" fo:margin-top="0in" fo:margin-bottom="0.139in" loext:contextual-spacing="true" fo:line-height="100%" fo:text-indent="-0.6252in" style:auto-text-indent="false">
        <style:tab-stops>
          <style:tab-stop style:position="6.8752in"/>
        </style:tab-stops>
      </style:paragraph-properties>
    </style:style>
    <style:style style:name="P13" style:family="paragraph" style:parent-style-name="Standard">
      <style:paragraph-properties fo:margin-left="0.5937in" fo:margin-right="0in" fo:line-height="100%" fo:text-indent="-0.5937in" style:auto-text-indent="false">
        <style:tab-stops>
          <style:tab-stop style:position="1.1252in"/>
        </style:tab-stops>
      </style:paragraph-properties>
      <style:text-properties fo:color="#3d85c6" style:font-name="Calibri" fo:font-size="12pt" style:font-name-asian="Calibri" style:font-size-asian="12pt" style:font-name-complex="Calibri" style:font-size-complex="12pt"/>
    </style:style>
    <style:style style:name="P14" style:family="paragraph" style:parent-style-name="Standard">
      <style:paragraph-properties fo:margin-left="2.1252in" fo:margin-right="0in" fo:line-height="100%" fo:text-indent="-1.9689in" style:auto-text-indent="false">
        <style:tab-stops>
          <style:tab-stop style:position="0.3126in"/>
          <style:tab-stop style:position="0.4063in"/>
          <style:tab-stop style:position="0.5626in"/>
          <style:tab-stop style:position="1.1252in"/>
        </style:tab-stops>
      </style:paragraph-properties>
      <style:text-properties fo:color="#444444" style:font-name="Calibri" fo:font-size="12pt" fo:font-weight="bold" style:font-name-asian="Calibri" style:font-size-asian="12pt" style:font-weight-asian="bold" style:font-name-complex="Calibri" style:font-size-complex="12pt"/>
    </style:style>
    <style:style style:name="P15" style:family="paragraph" style:parent-style-name="Standard">
      <style:paragraph-properties fo:margin-left="0.5in" fo:margin-right="0in" fo:line-height="100%" fo:text-indent="-0.1563in" style:auto-text-indent="false">
        <style:tab-stops>
          <style:tab-stop style:position="1.1252in"/>
        </style:tab-stops>
      </style:paragraph-properties>
      <style:text-properties officeooo:paragraph-rsid="00098595"/>
    </style:style>
    <style:style style:name="P16" style:family="paragraph" style:parent-style-name="Standard">
      <style:paragraph-properties fo:margin-left="0.5in" fo:margin-right="0in" fo:line-height="100%" fo:text-indent="-0.1563in" style:auto-text-indent="false">
        <style:tab-stops>
          <style:tab-stop style:position="1.1252in"/>
        </style:tab-stops>
      </style:paragraph-properties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P17" style:family="paragraph" style:parent-style-name="Standard">
      <style:paragraph-properties fo:margin-left="0.5in" fo:margin-right="0in" fo:line-height="100%" fo:text-indent="-0.1563in" style:auto-text-indent="false">
        <style:tab-stops>
          <style:tab-stop style:position="1.1252in"/>
        </style:tab-stops>
      </style:paragraph-properties>
      <style:text-properties fo:color="#444444" style:font-name="Calibri" fo:font-size="12pt" officeooo:rsid="00098595" officeooo:paragraph-rsid="000ab1b7" style:font-name-asian="Calibri" style:font-size-asian="12pt" style:font-name-complex="Calibri" style:font-size-complex="12pt"/>
    </style:style>
    <style:style style:name="P18" style:family="paragraph" style:parent-style-name="Standard">
      <style:paragraph-properties fo:margin-left="0.5in" fo:margin-right="0in" fo:line-height="100%" fo:text-indent="0.1252in" style:auto-text-indent="false">
        <style:tab-stops>
          <style:tab-stop style:position="1.1252in"/>
        </style:tab-stops>
      </style:paragraph-properties>
      <style:text-properties fo:color="#444444" style:font-name="Calibri" fo:font-size="12pt" style:font-name-asian="Calibri" style:font-size-asian="12pt" style:font-name-complex="Calibri" style:font-size-complex="12pt"/>
    </style:style>
    <style:style style:name="P19" style:family="paragraph" style:parent-style-name="Standard">
      <style:paragraph-properties fo:margin-left="0.6252in" fo:margin-right="0in" fo:margin-top="0in" fo:margin-bottom="0.139in" loext:contextual-spacing="true" fo:line-height="100%" fo:text-indent="-0.2811in" style:auto-text-indent="false"/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P20" style:family="paragraph" style:parent-style-name="Standard">
      <style:paragraph-properties fo:margin-left="0.6252in" fo:margin-right="0in" fo:margin-top="0in" fo:margin-bottom="0.139in" loext:contextual-spacing="true" fo:line-height="100%" fo:text-indent="-0.2811in" style:auto-text-indent="false"/>
      <style:text-properties fo:color="#444444" style:font-name="Calibri" fo:font-size="6pt" fo:font-style="italic" style:text-underline-style="solid" style:text-underline-width="auto" style:text-underline-color="font-color" fo:font-weight="bold" style:font-name-asian="Calibri" style:font-size-asian="6pt" style:font-style-asian="italic" style:font-weight-asian="bold" style:font-name-complex="Calibri" style:font-size-complex="6pt"/>
    </style:style>
    <style:style style:name="P21" style:family="paragraph" style:parent-style-name="Standard">
      <style:paragraph-properties fo:margin-left="0.3752in" fo:margin-right="0in" fo:margin-top="0in" fo:margin-bottom="0.139in" loext:contextual-spacing="true" fo:line-height="100%" fo:text-indent="0in" style:auto-text-indent="false">
        <style:tab-stops>
          <style:tab-stop style:position="0.4063in"/>
        </style:tab-stops>
      </style:paragraph-properties>
      <style:text-properties fo:color="#444444" style:font-name="Calibri" fo:font-size="12pt" style:font-name-asian="Calibri" style:font-size-asian="12pt" style:font-name-complex="Calibri" style:font-size-complex="12pt"/>
    </style:style>
    <style:style style:name="P22" style:family="paragraph" style:parent-style-name="Standard">
      <style:paragraph-properties fo:margin-left="0.6252in" fo:margin-right="0in" fo:margin-top="0in" fo:margin-bottom="0.139in" loext:contextual-spacing="true" fo:line-height="100%" fo:text-indent="-0.25in" style:auto-text-indent="false"/>
      <style:text-properties fo:color="#444444" style:font-name="Calibri" fo:font-size="12pt" officeooo:paragraph-rsid="0008c9fd" style:font-name-asian="Calibri" style:font-size-asian="12pt" style:font-name-complex="Calibri" style:font-size-complex="12pt"/>
    </style:style>
    <style:style style:name="P23" style:family="paragraph" style:parent-style-name="Standard">
      <style:paragraph-properties fo:margin-left="-0.0102in" fo:margin-right="0in" fo:margin-top="0in" fo:margin-bottom="0.139in" loext:contextual-spacing="true" fo:line-height="150%" fo:text-align="justify" style:justify-single-word="false" fo:text-indent="0in" style:auto-text-indent="false"/>
    </style:style>
    <style:style style:name="P24" style:family="paragraph" style:parent-style-name="Standard" style:master-page-name="Standard">
      <style:paragraph-properties fo:line-height="100%" fo:text-align="center" style:justify-single-word="false" style:page-number="1">
        <style:tab-stops>
          <style:tab-stop style:position="0.5311in"/>
          <style:tab-stop style:position="1.0311in"/>
        </style:tab-stops>
      </style:paragraph-properties>
      <style:text-properties fo:color="#444444" style:font-name="Calibri" fo:font-size="32pt" style:font-name-asian="Calibri" style:font-size-asian="32pt" style:font-name-complex="Calibri" style:font-size-complex="32pt"/>
    </style:style>
    <style:style style:name="T1" style:family="text">
      <style:text-properties style:font-name="Calibri" fo:font-size="10pt" style:font-name-asian="Calibri" style:font-size-asian="10pt" style:font-name-complex="Calibri" style:font-size-complex="10pt"/>
    </style:style>
    <style:style style:name="T2" style:family="text">
      <style:text-properties fo:color="#444444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3" style:family="text">
      <style:text-properties fo:color="#444444" style:font-name="Calibri" fo:font-size="12pt" fo:font-weight="bold" officeooo:rsid="0008c9fd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444444" style:font-name="Calibri" fo:font-size="12pt" fo:font-weight="bold" officeooo:rsid="00098595" style:font-name-asian="Calibri" style:font-size-asian="12pt" style:font-weight-asian="bold" style:font-name-complex="Calibri" style:font-size-complex="12pt" style:font-weight-complex="bold"/>
    </style:style>
    <style:style style:name="T5" style:family="text">
      <style:text-properties fo:color="#444444" style:font-name="Calibri" fo:font-size="12pt" style:font-name-asian="Calibri" style:font-size-asian="12pt" style:font-name-complex="Calibri" style:font-size-complex="12pt"/>
    </style:style>
    <style:style style:name="T6" style:family="text">
      <style:text-properties fo:color="#444444" style:font-name="Calibri" fo:font-size="12pt" officeooo:rsid="0008c9fd" style:font-name-asian="Calibri" style:font-size-asian="12pt" style:font-name-complex="Calibri" style:font-size-complex="12pt"/>
    </style:style>
    <style:style style:name="T7" style:family="text">
      <style:text-properties fo:color="#444444" style:font-name="Calibri" fo:font-size="12pt" officeooo:rsid="00098595" style:font-name-asian="Calibri" style:font-size-asian="12pt" style:font-name-complex="Calibri" style:font-size-complex="12pt"/>
    </style:style>
    <style:style style:name="T8" style:family="text">
      <style:text-properties fo:color="#444444" style:font-name="Calibri" fo:font-size="12pt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/>
    </style:style>
    <style:style style:name="T9" style:family="text">
      <style:text-properties fo:color="#444444" style:font-name="Calibri" fo:font-size="12pt" fo:font-weight="normal" officeooo:rsid="00098595" style:font-name-asian="Calibri" style:font-size-asian="12pt" style:font-weight-asian="normal" style:font-name-complex="Calibri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b1b7" style:font-weight-asian="bold" style:font-weight-complex="bold"/>
    </style:style>
    <style:style style:name="T12" style:family="text">
      <style:text-properties fo:color="#666666" style:font-name="Calibri" fo:font-size="10pt" fo:font-weight="bold" style:font-name-asian="Calibri" style:font-size-asian="10pt" style:font-weight-asian="bold" style:font-name-complex="Calibri" style:font-size-complex="10pt"/>
    </style:style>
    <style:style style:name="T13" style:family="text">
      <style:text-properties fo:color="#666666" style:font-name="Calibri" fo:font-size="12pt" style:font-name-asian="Calibri" style:font-size-asian="12pt" style:font-name-complex="Calibri" style:font-size-complex="12pt"/>
    </style:style>
    <style:style style:name="T14" style:family="text">
      <style:text-properties fo:color="#6fa8dc" style:font-name="Calibri" fo:font-size="10pt" style:font-name-asian="Calibri" style:font-size-asian="10pt" style:font-name-complex="Calibri" style:font-size-complex="10pt"/>
    </style:style>
    <style:style style:name="T15" style:family="text">
      <style:text-properties fo:color="#999999" style:font-name="Calibri" fo:font-size="10pt" style:font-name-asian="Calibri" style:font-size-asian="10pt" style:font-name-complex="Calibri" style:font-size-complex="10pt"/>
    </style:style>
    <style:style style:name="T16" style:family="text">
      <style:text-properties fo:color="#0000ff" style:font-name="Calibri" fo:font-size="10pt" style:text-underline-style="solid" style:text-underline-width="auto" style:text-underline-color="font-color" style:font-name-asian="Calibri" style:font-size-asian="10pt" style:font-name-complex="Calibri" style:font-size-complex="10pt"/>
    </style:style>
    <style:style style:name="T17" style:family="text">
      <style:text-properties fo:color="#0000ff" style:font-name="Calibri1" fo:font-size="10pt" style:letter-kerning="true" style:font-name-asian="SimSun" style:font-size-asian="10pt" style:font-name-complex="Times New Roman" style:font-size-complex="10pt"/>
    </style:style>
    <style:style style:name="T18" style:family="text">
      <style:text-properties fo:color="#3d85c6" style:font-name="Calibri" fo:font-size="12pt" style:font-name-asian="Calibri" style:font-size-asian="12pt" style:font-name-complex="Calibri" style:font-size-complex="12pt"/>
    </style:style>
    <style:style style:name="T19" style:family="text">
      <style:text-properties fo:language="none" fo:country="none"/>
    </style:style>
    <style:style style:name="T20" style:family="text">
      <style:text-properties officeooo:rsid="0008c9fd"/>
    </style:style>
    <style:style style:name="T21" style:family="text">
      <style:text-properties officeooo:rsid="000ab1b7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ark Hinojosa</text:p>
      <text:p text:style-name="P2">Full-Stack Web Developer</text:p>
      <text:p text:style-name="P1"><text:span text:style-name="T12">CELL</text:span><text:span text:style-name="T14">: </text:span><text:span text:style-name="T1">(956) 357-9036</text:span><text:span text:style-name="T15"> </text:span><text:span text:style-name="T14">•</text:span><text:span text:style-name="T15"> </text:span><text:span text:style-name="T12">E-MAIL</text:span><text:span text:style-name="T15">: </text:span><text:a xlink:type="simple" xlink:href="mailto:markhinojosa1212@gmail.com" text:style-name="Internet_20_link" text:visited-style-name="Visited_20_Internet_20_Link"><text:span text:style-name="T16">markhinojosa1212@gmail.com</text:span></text:a><text:a xlink:type="simple" xlink:href="mailto:markhinojosa1212@gmail.com" text:style-name="Internet_20_link" text:visited-style-name="Visited_20_Internet_20_Link"> </text:a><text:a xlink:type="simple" xlink:href="mailto:markhinojosa1212@gmail.com" text:style-name="Internet_20_link" text:visited-style-name="Visited_20_Internet_20_Link"><text:span text:style-name="T14">•</text:span></text:a><text:a xlink:type="simple" xlink:href="mailto:markhinojosa1212@gmail.com" text:style-name="Internet_20_link" text:visited-style-name="Visited_20_Internet_20_Link"><text:span text:style-name="T12"> Website: </text:span></text:a><text:a xlink:type="simple" xlink:href="http://fullstackdevatx.com/" text:style-name="Internet_20_link" text:visited-style-name="Visited_20_Internet_20_Link"><text:span text:style-name="T17">http://fullstackdevatx.com/</text:span></text:a><text:a xlink:type="simple" xlink:href="http://fullstackdevatx.com/" text:style-name="Internet_20_link" text:visited-style-name="Visited_20_Internet_20_Link"><text:span text:style-name="T1"> </text:span></text:a><text:a xlink:type="simple" xlink:href="mailto:markhinojosa1212@gmail.com" text:style-name="Internet_20_link" text:visited-style-name="Visited_20_Internet_20_Link"><text:span text:style-name="T14">•</text:span></text:a><text:a xlink:type="simple" xlink:href="mailto:markhinojosa1212@gmail.com" text:style-name="Internet_20_link" text:visited-style-name="Visited_20_Internet_20_Link"><text:span text:style-name="T1">github:</text:span></text:a><text:a xlink:type="simple" xlink:href="https://github.com/MarkHinojosa" text:style-name="Internet_20_link" text:visited-style-name="Visited_20_Internet_20_Link"><text:span text:style-name="T16">https://github.com/MarkHinojosa</text:span></text:a><text:a xlink:type="simple" xlink:href="mailto:markhinojosa1212@gmail.com" text:style-name="Internet_20_link" text:visited-style-name="Visited_20_Internet_20_Link"><text:span text:style-name="T14">•</text:span></text:a><text:span text:style-name="T1"> Austin, TX</text:span><text:a xlink:type="simple" xlink:href="mailto:markhinojosa1212@gmail.com" text:style-name="Internet_20_link" text:visited-style-name="Visited_20_Internet_20_Link"><text:span text:style-name="T14">•</text:span></text:a><text:span text:style-name="T1"> 78728</text:span></text:p>
      <text:p text:style-name="P4"><draw:frame draw:style-name="fr1" draw:name="Picture43" text:anchor-type="as-char" svg:width="6.1043in" svg:height="0.0209in" draw:z-index="0"><draw:image xlink:href="Pictures/100002010000024A00000001E828F200FEB98D4B.png" xlink:type="simple" xlink:show="embed" xlink:actuate="onLoad" loext:mime-type="image/png"/></draw:frame></text:p>
      <text:p text:style-name="P7"><text:s text:c="3"/>SKILLS</text:p>
      <text:p text:style-name="P9"><text:span text:style-name="T5">- Proficiency with </text:span><text:span text:style-name="T3">Javascript</text:span><text:span text:style-name="T6">, </text:span><text:span text:style-name="T2">Git</text:span><text:span text:style-name="T5">, </text:span><text:span text:style-name="T2">React, </text:span><text:span text:style-name="T3">React-Native, React-</text:span><text:span text:style-name="T2">Redux</text:span><text:span text:style-name="T5">,</text:span></text:p>
      <text:p text:style-name="P9"><text:span text:style-name="T2">Node</text:span><text:span text:style-name="T5">, </text:span><text:span text:style-name="T2">HTML</text:span><text:span text:style-name="T5">, and </text:span><text:span text:style-name="T2">CSS</text:span></text:p>
      <text:p text:style-name="P9"><text:span text:style-name="T2">- </text:span><text:span text:style-name="T9">Experience with databases</text:span><text:span text:style-name="T4"> like Firebase, AWS, </text:span><text:span text:style-name="T9">and</text:span><text:span text:style-name="T4"> MongoDB</text:span></text:p>
      <text:p text:style-name="P10"><text:span text:style-name="T5">- </text:span><text:span text:style-name="T7">Experience building API’s and leveraging external API’s</text:span></text:p>
      <text:p text:style-name="P8"><text:span text:style-name="T5">- Experience with </text:span><text:span text:style-name="T2">SASS</text:span><text:span text:style-name="T5"> based CSS frameworks like </text:span><text:span text:style-name="T2">Semantic</text:span><text:span text:style-name="T5"> and </text:span><text:span text:style-name="T2">Bootstrap</text:span></text:p>
      <text:p text:style-name="P11"><text:span text:style-name="T5"><text:tab/>- Experience with both </text:span><text:span text:style-name="T2">Windows</text:span><text:span text:style-name="T5"> and </text:span><text:span text:style-name="T2">Linux </text:span><text:span text:style-name="T5">based Operating Systems</text:span></text:p>
      <text:p text:style-name="P7"><text:s text:c="3"/>PROFILE</text:p>
      <text:p text:style-name="P12"><text:span text:style-name="T18"><text:tab/></text:span><text:span text:style-name="T13">A technical person at heart. I love to learn new things and putting these new tools to the test. My abilities flourish most in team driven projects and culture as I enjoy contributing my ideas, building on others ideas and aiding other members of the team as needed. </text:span></text:p>
      <text:p text:style-name="P5"><draw:frame draw:style-name="fr1" draw:name="Picture44" text:anchor-type="as-char" svg:width="6.1043in" svg:height="0.0209in" draw:z-index="1"><draw:image xlink:href="Pictures/100002010000024A00000001E828F200FEB98D4B.png" xlink:type="simple" xlink:show="embed" xlink:actuate="onLoad" loext:mime-type="image/png"/></draw:frame></text:p>
      <text:p text:style-name="P13">EDUCATION</text:p>
      <text:p text:style-name="P14">Austin Coding Academy <text:span text:style-name="T21">(</text:span>2017 - 2018<text:span text:style-name="T21">)</text:span></text:p>
      <text:p text:style-name="P16">Full-Stack Web Development</text:p>
      <text:p text:style-name="P15"><text:span text:style-name="T5">Developed web applications that involved </text:span><text:span text:style-name="T2">React</text:span><text:span text:style-name="T5">,</text:span><text:span text:style-name="T2"> React-Redux</text:span><text:span text:style-name="T5">, and </text:span><text:span text:style-name="T2">React</text:span></text:p>
      <text:p text:style-name="P15"><text:span text:style-name="T2">Router</text:span><text:span text:style-name="T5"> to handle the front-end while </text:span><text:span text:style-name="T2">Express.js</text:span><text:span text:style-name="T5">, </text:span><text:span text:style-name="T2">Node.js</text:span><text:span text:style-name="T5">, </text:span><text:span text:style-name="T2">Babel</text:span><text:span text:style-name="T5"> and</text:span><text:span text:style-name="T2"> MongDB</text:span></text:p>
      <text:p text:style-name="P15"><text:span text:style-name="T5"><text:s/></text:span><text:span text:style-name="T7">served the </text:span><text:span text:style-name="T5">back-end. Apps then deployed to Heroku.</text:span></text:p>
      <text:p text:style-name="P18"><text:tab/></text:p>
      <text:p text:style-name="P14">Texas State Technical College <text:span text:style-name="T21">(</text:span>2006 - 2009<text:span text:style-name="T21">)</text:span></text:p>
      <text:p text:style-name="P16">Mechatronics Technology</text:p>
      <text:p text:style-name="P17">Hands on industrial applications of technologies centered around <text:span text:style-name="T10">Robotics</text:span>.</text:p>
      <text:p text:style-name="P17"><text:span text:style-name="T21">Studied technologies include DC, AC, Pneumatics, Hydraulics, and PLC</text:span></text:p>
      <text:p text:style-name="P17"><text:span text:style-name="T21">Programming. </text:span><text:s/></text:p>
      <text:p text:style-name="P5"><draw:frame draw:style-name="fr1" draw:name="Picture45" text:anchor-type="as-char" svg:width="6.1043in" svg:height="0.0209in" draw:z-index="2"><draw:image xlink:href="Pictures/100002010000024A00000001E828F200FEB98D4B.png" xlink:type="simple" xlink:show="embed" xlink:actuate="onLoad" loext:mime-type="image/png"/></draw:frame></text:p>
      <text:p text:style-name="P6">EXPERIENCE</text:p>
      <text:p text:style-name="P3">Hercules (July 2018 – <text:span text:style-name="T21">July 2019</text:span>)</text:p>
      <text:p text:style-name="P19">Fullstack React- Native Developer / Lead QA</text:p>
      <text:p text:style-name="P20"/>
      <text:p text:style-name="P21">Developed both front-end and <text:span text:style-name="T21">back-end</text:span> solutions for <text:span text:style-name="T21">a </text:span>mobile Decentralized Application which is available on the <text:span text:style-name="T10">Google Store</text:span>. Solely created MVP’s that would be used to garner funding from large multi-national corporations. Implemented a payment system on the Ethereum <text:span text:style-name="T21">Block-chain</text:span> using the Edge wallet. I also had <text:span text:style-name="T21">responsibilities of</text:span> managing, QAing and implementing contract work. Technologies used: <text:span text:style-name="T10">Git</text:span>, <text:span text:style-name="T10">React-Native</text:span>, <text:span text:style-name="T11">React-</text:span><text:span text:style-name="T10">Redux</text:span>, <text:span text:style-name="T10">Edge</text:span>, <text:span text:style-name="T10">Firebase</text:span>, <text:span text:style-name="T10">Fire</text:span><text:span text:style-name="T11">store</text:span>, <text:span text:style-name="T10">StorJ</text:span>, <text:span text:style-name="T10">IPFS</text:span>, and <text:span text:style-name="T10">Factom</text:span>.</text:p>
      <text:p text:style-name="P21"/>
      <text:p text:style-name="P3">Austin Coding Academy (April 2018 - July 2018)</text:p>
      <text:p text:style-name="P19">Teachers Assistant</text:p>
      <text:p text:style-name="P20"/>
      <text:p text:style-name="P22">In this role, <text:s/>I <text:span text:style-name="T20">introduced aspiring web developers to foundational tools and</text:span></text:p>
      <text:p text:style-name="P22"><text:span text:style-name="T20">techniques. The tech stack included Git, Github, HTML, CSS and Javascript.</text:span></text:p>
      <text:p text:style-name="P22"/>
      <text:p text:style-name="P22"><text:span text:style-name="T19"><draw:frame draw:style-name="fr1" draw:name="Picture46" text:anchor-type="as-char" svg:width="6.1043in" svg:height="0.0209in" draw:z-index="3"><draw:image xlink:href="Pictures/100002010000024A00000001E828F200FEB98D4B.png" xlink:type="simple" xlink:show="embed" xlink:actuate="onLoad" loext:mime-type="image/png"/></draw:frame></text:span></text:p>
      <text:p text:style-name="P23"><text:span text:style-name="T18">Hobbies: </text:span><text:span text:style-name="T5">My hobbies include board gam</text:span><text:span text:style-name="T6">es</text:span><text:span text:style-name="T5">, computer and motorcycle repai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SimSun" svg:font-family="SimSu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 fo:orphans="2" fo:widows="2" style:writing-mode="lr-tb"/>
      <style:text-properties fo:color="#000000" style:font-name="Arial" fo:font-family="Arial" style:font-family-generic="swiss" style:font-pitch="variable" fo:font-size="11pt" fo:language="en" fo:country="US" style:font-name-asian="Arial" style:font-family-asian="Arial" style:font-family-generic-asian="swiss" style:font-pitch-asian="variable" style:font-size-asian="11pt" style:language-asian="none" style:country-asian="none" style:font-name-complex="Arial" style:font-family-complex="Arial" style:font-family-generic-complex="swiss" style:font-pitch-complex="variable" style:font-size-complex="11pt" style:language-complex="none" style:country-complex="none"/>
    </style:style>
    <style:style style:name="Heading" style:family="paragraph" style:parent-style-name="Standard" style:next-style-name="Standard" style:class="text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3in" fo:margin-right="0in" fo:margin-top="0.3335in" fo:margin-bottom="0.0835in" loext:contextual-spacing="true" fo:line-height="100%" fo:text-indent="-0.3in" style:auto-text-indent="false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in" fo:margin-right="0in" fo:margin-top="0.25in" fo:margin-bottom="0.0555in" loext:contextual-spacing="true" fo:line-height="100%" fo:text-indent="-0.4in" style:auto-text-indent="fals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in" fo:margin-right="0in" fo:margin-top="0.1945in" fo:margin-bottom="0.0555in" loext:contextual-spacing="true" fo:line-height="100%" fo:text-indent="-0.5in" style:auto-text-indent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6in" fo:margin-right="0in" fo:margin-top="0.1665in" fo:margin-bottom="0.028in" loext:contextual-spacing="true" fo:line-height="100%" fo:text-indent="-0.6in" style:auto-text-indent="false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7in" fo:margin-right="0in" fo:margin-top="0.1528in" fo:margin-bottom="0.028in" loext:contextual-spacing="true" fo:line-height="100%" fo:text-indent="-0.7in" style:auto-text-indent="false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39in" fo:margin-bottom="0.028in" loext:contextual-spacing="true" fo:line-height="100%" fo:text-indent="-0.8in" style:auto-text-indent="false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Standard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37in" fo:margin-bottom="0.4063in" fo:margin-left="0.6563in" fo:margin-right="0.5937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8:19:00</meta:creation-date>
    <dc:date>2019-09-18T11:56:44.161393470</dc:date>
    <meta:editing-cycles>12</meta:editing-cycles>
    <meta:editing-duration>PT7M25S</meta:editing-duration>
    <meta:document-statistic meta:table-count="0" meta:image-count="4" meta:object-count="0" meta:page-count="1" meta:paragraph-count="37" meta:word-count="307" meta:character-count="2166" meta:non-whitespace-character-count="1875"/>
    <meta:generator>LibreOffice/6.0.7.3$Linux_X86_64 LibreOffice_project/00m0$Build-3</meta:generator>
  </office:meta>
</office:document-meta>
</file>